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Value =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Value =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Value =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string" calcext:value-type="string">
            <text:p>Vout = </text:p>
          </table:table-cell>
          <table:table-cell table:formula="of:=([.C4]*3.3)/1023" office:value-type="float" office:value="0.312903225806452" calcext:value-type="float">
            <text:p>0.312903225806452</text:p>
          </table:table-cell>
          <table:table-cell/>
          <table:table-cell office:value-type="string" calcext:value-type="string">
            <text:p>Vout = </text:p>
          </table:table-cell>
          <table:table-cell table:formula="of:=([.F4]*3.3)/1023" office:value-type="float" office:value="1.3" calcext:value-type="float">
            <text:p>1.3</text:p>
          </table:table-cell>
          <table:table-cell/>
          <table:table-cell office:value-type="string" calcext:value-type="string">
            <text:p>Vout = </text:p>
          </table:table-cell>
          <table:table-cell table:formula="of:=([.I4]*3.3)/1024" office:value-type="float" office:value="1.2181640625" calcext:value-type="float">
            <text:p>1.2181640625</text:p>
          </table:table-cell>
        </table:table-row>
        <table:table-row table:style-name="ro1">
          <table:table-cell/>
          <table:table-cell office:value-type="string" calcext:value-type="string">
            <text:p>R1 =</text:p>
          </table:table-cell>
          <table:table-cell office:value-type="float" office:value="95500" calcext:value-type="float">
            <text:p>95500</text:p>
          </table:table-cell>
          <table:table-cell/>
          <table:table-cell office:value-type="string" calcext:value-type="string">
            <text:p>R1 =</text:p>
          </table:table-cell>
          <table:table-cell office:value-type="float" office:value="95500" calcext:value-type="float">
            <text:p>95500</text:p>
          </table:table-cell>
          <table:table-cell/>
          <table:table-cell office:value-type="string" calcext:value-type="string">
            <text:p>R1 =</text:p>
          </table:table-cell>
          <table:table-cell office:value-type="float" office:value="95650" calcext:value-type="float">
            <text:p>95650</text:p>
          </table:table-cell>
        </table:table-row>
        <table:table-row table:style-name="ro1">
          <table:table-cell/>
          <table:table-cell office:value-type="string" calcext:value-type="string">
            <text:p>R2 =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R2 =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[.C5]/([.C7]/([.C6]+[.C7]))" office:value-type="float" office:value="3.30112903225806" calcext:value-type="float">
            <text:p>3.30112903225806</text:p>
          </table:table-cell>
          <table:table-cell table:number-columns-repeated="2"/>
          <table:table-cell table:formula="of:=[.F5]/([.F7]/([.F6]+[.F7]))" office:value-type="float" office:value="13.715" calcext:value-type="float">
            <text:p>13.715</text:p>
          </table:table-cell>
          <table:table-cell table:number-columns-repeated="2"/>
          <table:table-cell table:formula="of:=[.I5]/([.I7]/([.I6]+[.I7]))" office:value-type="float" office:value="12.8699033203125" calcext:value-type="float">
            <text:p>12.8699033203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55:14.062282808</meta:creation-date>
    <dc:date>2024-02-29T21:44:40.587116177</dc:date>
    <meta:editing-duration>PT4M13S</meta:editing-duration>
    <meta:editing-cycles>1</meta:editing-cycles>
    <meta:document-statistic meta:table-count="1" meta:cell-count="27" meta:object-count="0"/>
    <meta:generator>LibreOffice/7.1.8.1$Linux_X86_64 LibreOffice_project/10$Build-1</meta:generator>
  </office:meta>
</office:document-meta>
</file>